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ec63" officeooo:paragraph-rsid="0004ec63"/>
    </style:style>
    <style:style style:name="P2" style:family="paragraph" style:parent-style-name="Standard">
      <style:text-properties officeooo:rsid="0006912a" officeooo:paragraph-rsid="0006912a"/>
    </style:style>
    <style:style style:name="P3" style:family="paragraph" style:parent-style-name="Standard">
      <style:text-properties officeooo:rsid="0007323d" officeooo:paragraph-rsid="0007323d"/>
    </style:style>
    <style:style style:name="P4" style:family="paragraph" style:parent-style-name="Standard">
      <style:text-properties officeooo:rsid="00080208" officeooo:paragraph-rsid="00080208"/>
    </style:style>
    <style:style style:name="P5" style:family="paragraph" style:parent-style-name="Standard">
      <style:text-properties officeooo:rsid="00080c6a" officeooo:paragraph-rsid="00080c6a"/>
    </style:style>
    <style:style style:name="P6" style:family="paragraph" style:parent-style-name="Standard">
      <style:text-properties officeooo:rsid="0009cb45" officeooo:paragraph-rsid="0009cb45"/>
    </style:style>
    <style:style style:name="P7" style:family="paragraph" style:parent-style-name="Standard">
      <style:text-properties officeooo:rsid="000b4640" officeooo:paragraph-rsid="000b4640"/>
    </style:style>
    <style:style style:name="P8" style:family="paragraph" style:parent-style-name="Standard">
      <style:text-properties officeooo:rsid="000e7b8c" officeooo:paragraph-rsid="000e7b8c"/>
    </style:style>
    <style:style style:name="P9" style:family="paragraph" style:parent-style-name="Standard">
      <style:text-properties officeooo:rsid="000f07a7" officeooo:paragraph-rsid="000f07a7"/>
    </style:style>
    <style:style style:name="P10" style:family="paragraph" style:parent-style-name="Standard">
      <style:text-properties officeooo:rsid="00101177" officeooo:paragraph-rsid="00101177"/>
    </style:style>
    <style:style style:name="P11" style:family="paragraph" style:parent-style-name="Standard">
      <style:text-properties officeooo:rsid="00125d20" officeooo:paragraph-rsid="0018bd9c"/>
    </style:style>
    <style:style style:name="P12" style:family="paragraph" style:parent-style-name="Standard">
      <style:text-properties officeooo:rsid="00156d87" officeooo:paragraph-rsid="0018bd9c"/>
    </style:style>
    <style:style style:name="P13" style:family="paragraph" style:parent-style-name="Standard">
      <style:text-properties officeooo:rsid="0016ed85" officeooo:paragraph-rsid="0018bd9c"/>
    </style:style>
    <style:style style:name="P14" style:family="paragraph" style:parent-style-name="Standard">
      <style:text-properties officeooo:paragraph-rsid="00101177"/>
    </style:style>
    <style:style style:name="P15" style:family="paragraph" style:parent-style-name="Standard">
      <style:text-properties officeooo:rsid="001979ac" officeooo:paragraph-rsid="001979ac"/>
    </style:style>
    <style:style style:name="P16" style:family="paragraph" style:parent-style-name="Standard">
      <style:text-properties officeooo:rsid="001cb4c0" officeooo:paragraph-rsid="001cb4c0"/>
    </style:style>
    <style:style style:name="P17" style:family="paragraph" style:parent-style-name="Standard">
      <style:text-properties officeooo:rsid="001cb4c0" officeooo:paragraph-rsid="004cff7d"/>
    </style:style>
    <style:style style:name="P18" style:family="paragraph" style:parent-style-name="Standard">
      <style:text-properties officeooo:rsid="001d99e3" officeooo:paragraph-rsid="001d99e3"/>
    </style:style>
    <style:style style:name="P19" style:family="paragraph" style:parent-style-name="Standard">
      <style:text-properties officeooo:rsid="001f66cf" officeooo:paragraph-rsid="001f66cf"/>
    </style:style>
    <style:style style:name="P20" style:family="paragraph" style:parent-style-name="Standard">
      <style:text-properties officeooo:rsid="00202e31" officeooo:paragraph-rsid="00202e31"/>
    </style:style>
    <style:style style:name="P21" style:family="paragraph" style:parent-style-name="Standard">
      <style:text-properties officeooo:rsid="0026320f" officeooo:paragraph-rsid="002797ab"/>
    </style:style>
    <style:style style:name="P22" style:family="paragraph" style:parent-style-name="Standard">
      <style:text-properties officeooo:rsid="00272dde" officeooo:paragraph-rsid="002797ab"/>
    </style:style>
    <style:style style:name="P23" style:family="paragraph" style:parent-style-name="Standard">
      <style:text-properties officeooo:rsid="002bec3c" officeooo:paragraph-rsid="001cb4c0"/>
    </style:style>
    <style:style style:name="P24" style:family="paragraph" style:parent-style-name="Standard">
      <style:text-properties officeooo:paragraph-rsid="0018bd9c"/>
    </style:style>
    <style:style style:name="P25" style:family="paragraph" style:parent-style-name="Standard">
      <style:text-properties officeooo:rsid="002843df" officeooo:paragraph-rsid="002843df"/>
    </style:style>
    <style:style style:name="P26" style:family="paragraph" style:parent-style-name="Standard">
      <style:text-properties officeooo:rsid="002cff42" officeooo:paragraph-rsid="002cff42"/>
    </style:style>
    <style:style style:name="P27" style:family="paragraph" style:parent-style-name="Standard">
      <style:text-properties officeooo:rsid="002e5fd7" officeooo:paragraph-rsid="002e5fd7"/>
    </style:style>
    <style:style style:name="P28" style:family="paragraph" style:parent-style-name="Standard">
      <style:text-properties officeooo:rsid="00300fae" officeooo:paragraph-rsid="00300fae"/>
    </style:style>
    <style:style style:name="P29" style:family="paragraph" style:parent-style-name="Standard">
      <style:text-properties officeooo:rsid="001b47e1" officeooo:paragraph-rsid="001b47e1"/>
    </style:style>
    <style:style style:name="P30" style:family="paragraph" style:parent-style-name="Standard">
      <style:text-properties officeooo:rsid="0031f373" officeooo:paragraph-rsid="0031f373"/>
    </style:style>
    <style:style style:name="P31" style:family="paragraph" style:parent-style-name="Standard">
      <style:text-properties officeooo:rsid="0032d40f" officeooo:paragraph-rsid="0032d40f"/>
    </style:style>
    <style:style style:name="P32" style:family="paragraph" style:parent-style-name="Standard">
      <style:text-properties officeooo:rsid="0034af68" officeooo:paragraph-rsid="0034af68"/>
    </style:style>
    <style:style style:name="P33" style:family="paragraph" style:parent-style-name="Standard">
      <style:text-properties officeooo:rsid="00361649" officeooo:paragraph-rsid="00361649"/>
    </style:style>
    <style:style style:name="P34" style:family="paragraph" style:parent-style-name="Standard">
      <style:text-properties officeooo:rsid="00364a1c" officeooo:paragraph-rsid="00364a1c"/>
    </style:style>
    <style:style style:name="P35" style:family="paragraph" style:parent-style-name="Standard">
      <style:text-properties officeooo:rsid="00389d35" officeooo:paragraph-rsid="00389d35"/>
    </style:style>
    <style:style style:name="P36" style:family="paragraph" style:parent-style-name="Standard">
      <style:text-properties officeooo:rsid="003a84bb" officeooo:paragraph-rsid="003a84bb"/>
    </style:style>
    <style:style style:name="P37" style:family="paragraph" style:parent-style-name="Standard">
      <style:text-properties officeooo:rsid="003b673b" officeooo:paragraph-rsid="003b673b"/>
    </style:style>
    <style:style style:name="P38" style:family="paragraph" style:parent-style-name="Standard">
      <style:text-properties officeooo:rsid="003d5a0d" officeooo:paragraph-rsid="003d5a0d"/>
    </style:style>
    <style:style style:name="P39" style:family="paragraph" style:parent-style-name="Standard">
      <style:text-properties officeooo:rsid="003f3910" officeooo:paragraph-rsid="003f3910"/>
    </style:style>
    <style:style style:name="P40" style:family="paragraph" style:parent-style-name="Standard">
      <style:text-properties officeooo:rsid="003f3910" officeooo:paragraph-rsid="0042125b"/>
    </style:style>
    <style:style style:name="P41" style:family="paragraph" style:parent-style-name="Standard">
      <style:text-properties officeooo:rsid="0042125b" officeooo:paragraph-rsid="0042125b"/>
    </style:style>
    <style:style style:name="P42" style:family="paragraph" style:parent-style-name="Standard">
      <style:text-properties officeooo:rsid="004425d3" officeooo:paragraph-rsid="004425d3"/>
    </style:style>
    <style:style style:name="P43" style:family="paragraph" style:parent-style-name="Standard">
      <style:text-properties officeooo:rsid="0046d1b5" officeooo:paragraph-rsid="0046d1b5"/>
    </style:style>
    <style:style style:name="P44" style:family="paragraph" style:parent-style-name="Standard">
      <style:text-properties officeooo:rsid="0048852f" officeooo:paragraph-rsid="0048852f"/>
    </style:style>
    <style:style style:name="P45" style:family="paragraph" style:parent-style-name="Standard">
      <style:text-properties officeooo:rsid="0049565c" officeooo:paragraph-rsid="0049565c"/>
    </style:style>
    <style:style style:name="P46" style:family="paragraph" style:parent-style-name="Standard">
      <style:text-properties officeooo:rsid="0049bfe9" officeooo:paragraph-rsid="0049bfe9"/>
    </style:style>
    <style:style style:name="P47" style:family="paragraph" style:parent-style-name="Standard">
      <style:text-properties officeooo:rsid="004adedc" officeooo:paragraph-rsid="004adedc"/>
    </style:style>
    <style:style style:name="P48" style:family="paragraph" style:parent-style-name="Standard">
      <style:text-properties officeooo:rsid="004ce73a" officeooo:paragraph-rsid="004ce73a"/>
    </style:style>
    <style:style style:name="P49" style:family="paragraph" style:parent-style-name="Standard">
      <style:text-properties officeooo:rsid="004ce73a" officeooo:paragraph-rsid="004cff7d"/>
    </style:style>
    <style:style style:name="P50" style:family="paragraph" style:parent-style-name="Standard">
      <style:text-properties officeooo:rsid="0024958a" officeooo:paragraph-rsid="004cff7d"/>
    </style:style>
    <style:style style:name="P51" style:family="paragraph" style:parent-style-name="Standard">
      <style:text-properties officeooo:rsid="004ea972" officeooo:paragraph-rsid="004ea972"/>
    </style:style>
    <style:style style:name="P52" style:family="paragraph" style:parent-style-name="Standard">
      <style:text-properties officeooo:rsid="00506ed1" officeooo:paragraph-rsid="00506ed1"/>
    </style:style>
    <style:style style:name="P53" style:family="paragraph" style:parent-style-name="Standard">
      <style:text-properties officeooo:rsid="005596f7" officeooo:paragraph-rsid="005596f7"/>
    </style:style>
    <style:style style:name="P54" style:family="paragraph" style:parent-style-name="Standard">
      <style:text-properties officeooo:rsid="0055f3cf" officeooo:paragraph-rsid="0055f3cf"/>
    </style:style>
    <style:style style:name="P55" style:family="paragraph" style:parent-style-name="Standard">
      <style:text-properties officeooo:rsid="005756d1" officeooo:paragraph-rsid="005756d1"/>
    </style:style>
    <style:style style:name="P56" style:family="paragraph" style:parent-style-name="Standard">
      <style:text-properties officeooo:rsid="005756d1" officeooo:paragraph-rsid="0057fe29"/>
    </style:style>
    <style:style style:name="P57" style:family="paragraph" style:parent-style-name="Standard">
      <style:text-properties officeooo:rsid="0057fe29" officeooo:paragraph-rsid="0057fe29"/>
    </style:style>
    <style:style style:name="P58" style:family="paragraph" style:parent-style-name="Standard">
      <style:text-properties officeooo:rsid="005b558f" officeooo:paragraph-rsid="005b558f"/>
    </style:style>
    <style:style style:name="P59" style:family="paragraph" style:parent-style-name="Standard">
      <style:text-properties officeooo:rsid="005d2724" officeooo:paragraph-rsid="005d2724"/>
    </style:style>
    <style:style style:name="P60" style:family="paragraph" style:parent-style-name="Standard">
      <style:text-properties officeooo:rsid="0061009c" officeooo:paragraph-rsid="0061009c"/>
    </style:style>
    <style:style style:name="P61" style:family="paragraph" style:parent-style-name="Standard">
      <style:text-properties officeooo:rsid="005f2305" officeooo:paragraph-rsid="005d2724"/>
    </style:style>
    <style:style style:name="P62" style:family="paragraph" style:parent-style-name="Standard">
      <style:text-properties officeooo:rsid="005f2305" officeooo:paragraph-rsid="006aded3"/>
    </style:style>
    <style:style style:name="P63" style:family="paragraph" style:parent-style-name="Standard">
      <style:text-properties officeooo:rsid="00623b64" officeooo:paragraph-rsid="00623b64"/>
    </style:style>
    <style:style style:name="P64" style:family="paragraph" style:parent-style-name="Standard">
      <style:text-properties officeooo:rsid="00637731" officeooo:paragraph-rsid="00637731"/>
    </style:style>
    <style:style style:name="P65" style:family="paragraph" style:parent-style-name="Standard">
      <style:text-properties officeooo:rsid="0067025f" officeooo:paragraph-rsid="006fd826"/>
    </style:style>
    <style:style style:name="P66" style:family="paragraph" style:parent-style-name="Standard">
      <style:text-properties officeooo:rsid="0067bfed" officeooo:paragraph-rsid="0067bfed"/>
    </style:style>
    <style:style style:name="P67" style:family="paragraph" style:parent-style-name="Standard">
      <style:text-properties officeooo:rsid="0069575b" officeooo:paragraph-rsid="0069575b"/>
    </style:style>
    <style:style style:name="P68" style:family="paragraph" style:parent-style-name="Standard">
      <style:text-properties officeooo:rsid="006a7250" officeooo:paragraph-rsid="006a7250"/>
    </style:style>
    <style:style style:name="P69" style:family="paragraph" style:parent-style-name="Standard">
      <style:text-properties officeooo:rsid="006aded3" officeooo:paragraph-rsid="006aded3"/>
    </style:style>
    <style:style style:name="P70" style:family="paragraph" style:parent-style-name="Standard">
      <style:text-properties officeooo:rsid="006cde8d" officeooo:paragraph-rsid="006fd826"/>
    </style:style>
    <style:style style:name="P71" style:family="paragraph" style:parent-style-name="Standard">
      <style:text-properties officeooo:rsid="006dabeb" officeooo:paragraph-rsid="006dabeb"/>
    </style:style>
    <style:style style:name="P72" style:family="paragraph" style:parent-style-name="Standard">
      <style:text-properties officeooo:rsid="006dabeb" officeooo:paragraph-rsid="006fd826"/>
    </style:style>
    <style:style style:name="P73" style:family="paragraph" style:parent-style-name="Standard">
      <style:text-properties officeooo:rsid="006e70d2" officeooo:paragraph-rsid="006fd826"/>
    </style:style>
    <style:style style:name="P74" style:family="paragraph" style:parent-style-name="Standard">
      <style:text-properties officeooo:rsid="006553c0" officeooo:paragraph-rsid="006553c0"/>
    </style:style>
    <style:style style:name="P75" style:family="paragraph" style:parent-style-name="Standard">
      <style:text-properties officeooo:rsid="006ed0d8" officeooo:paragraph-rsid="006ed0d8"/>
    </style:style>
    <style:style style:name="P76" style:family="paragraph" style:parent-style-name="Standard">
      <style:text-properties officeooo:rsid="006fd826" officeooo:paragraph-rsid="006fd826"/>
    </style:style>
    <style:style style:name="P77" style:family="paragraph" style:parent-style-name="Standard">
      <style:text-properties officeooo:rsid="0064f79f" officeooo:paragraph-rsid="006fd826"/>
    </style:style>
    <style:style style:name="P78" style:family="paragraph" style:parent-style-name="Standard">
      <style:text-properties officeooo:rsid="0071a95a" officeooo:paragraph-rsid="0071a95a"/>
    </style:style>
    <style:style style:name="P79" style:family="paragraph" style:parent-style-name="Standard">
      <style:text-properties officeooo:rsid="0074eed4" officeooo:paragraph-rsid="0071a95a"/>
    </style:style>
    <style:style style:name="P80" style:family="paragraph" style:parent-style-name="Standard">
      <style:text-properties officeooo:rsid="007a40c7" officeooo:paragraph-rsid="007a40c7"/>
    </style:style>
    <style:style style:name="P81" style:family="paragraph" style:parent-style-name="Standard">
      <style:text-properties officeooo:rsid="0071a95a" officeooo:paragraph-rsid="0071a95a"/>
    </style:style>
    <style:style style:name="P82" style:family="paragraph" style:parent-style-name="Standard">
      <style:text-properties officeooo:rsid="007c7e8f" officeooo:paragraph-rsid="007c7e8f"/>
    </style:style>
    <style:style style:name="P83" style:family="paragraph" style:parent-style-name="Standard">
      <style:text-properties officeooo:rsid="007e4acb" officeooo:paragraph-rsid="007e4acb"/>
    </style:style>
    <style:style style:name="T1" style:family="text">
      <style:text-properties officeooo:rsid="0007323d"/>
    </style:style>
    <style:style style:name="T2" style:family="text">
      <style:text-properties officeooo:rsid="000cee11"/>
    </style:style>
    <style:style style:name="T3" style:family="text">
      <style:text-properties officeooo:rsid="0011e544"/>
    </style:style>
    <style:style style:name="T4" style:family="text">
      <style:text-properties officeooo:rsid="0013ccb6"/>
    </style:style>
    <style:style style:name="T5" style:family="text">
      <style:text-properties officeooo:rsid="00181614"/>
    </style:style>
    <style:style style:name="T6" style:family="text">
      <style:text-properties officeooo:rsid="001ab69c"/>
    </style:style>
    <style:style style:name="T7" style:family="text">
      <style:text-properties officeooo:rsid="001f3388"/>
    </style:style>
    <style:style style:name="T8" style:family="text">
      <style:text-properties officeooo:rsid="001f66cf"/>
    </style:style>
    <style:style style:name="T9" style:family="text">
      <style:text-properties fo:font-weight="bold" style:font-weight-asian="bold" style:font-weight-complex="bold"/>
    </style:style>
    <style:style style:name="T10" style:family="text">
      <style:text-properties officeooo:rsid="0028695f"/>
    </style:style>
    <style:style style:name="T11" style:family="text">
      <style:text-properties officeooo:rsid="0029f81f"/>
    </style:style>
    <style:style style:name="T12" style:family="text">
      <style:text-properties officeooo:rsid="002e1155"/>
    </style:style>
    <style:style style:name="T13" style:family="text">
      <style:text-properties officeooo:rsid="002ee16b"/>
    </style:style>
    <style:style style:name="T14" style:family="text">
      <style:text-properties officeooo:rsid="00346a98"/>
    </style:style>
    <style:style style:name="T15" style:family="text">
      <style:text-properties officeooo:rsid="0037c84d"/>
    </style:style>
    <style:style style:name="T16" style:family="text">
      <style:text-properties officeooo:rsid="0040095f"/>
    </style:style>
    <style:style style:name="T17" style:family="text">
      <style:text-properties officeooo:rsid="00410a60"/>
    </style:style>
    <style:style style:name="T18" style:family="text">
      <style:text-properties officeooo:rsid="0042125b"/>
    </style:style>
    <style:style style:name="T19" style:family="text">
      <style:text-properties officeooo:rsid="0045771f"/>
    </style:style>
    <style:style style:name="T20" style:family="text">
      <style:text-properties officeooo:rsid="004b03ec"/>
    </style:style>
    <style:style style:name="T21" style:family="text">
      <style:text-properties officeooo:rsid="004cff7d"/>
    </style:style>
    <style:style style:name="T22" style:family="text">
      <style:text-properties officeooo:rsid="004edd91"/>
    </style:style>
    <style:style style:name="T23" style:family="text">
      <style:text-properties officeooo:rsid="0059b5f6"/>
    </style:style>
    <style:style style:name="T24" style:family="text">
      <style:text-properties officeooo:rsid="005b558f"/>
    </style:style>
    <style:style style:name="T25" style:family="text">
      <style:text-properties officeooo:rsid="006a7250"/>
    </style:style>
    <style:style style:name="T26" style:family="text">
      <style:text-properties officeooo:rsid="006fd826"/>
    </style:style>
    <style:style style:name="T27" style:family="text">
      <style:text-properties officeooo:rsid="007080d1"/>
    </style:style>
    <style:style style:name="T28" style:family="text">
      <style:text-properties officeooo:rsid="0071a95a"/>
    </style:style>
    <style:style style:name="T29" style:family="text">
      <style:text-properties officeooo:rsid="00735c10"/>
    </style:style>
    <style:style style:name="T30" style:family="text">
      <style:text-properties officeooo:rsid="007acc1b"/>
    </style:style>
    <style:style style:name="T31" style:family="text">
      <style:text-properties officeooo:rsid="008028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rcredi 11 Ma<text:span text:style-name="T1">i</text:span></text:p>
      <text:p text:style-name="P2">Création du repository sur github.</text:p>
      <text:p text:style-name="P2">Réflexion. sur l'interface de jeu, les éléments à afficher, leur organisation dans le progrmame, le découpage des modules du programme pour interfacage.</text:p>
      <text:p text:style-name="P2">Création de l'interface initiale et ses packages.</text:p>
      <text:p text:style-name="Standard"/>
      <text:p text:style-name="P3">Jeudi 12 Mai</text:p>
      <text:p text:style-name="Standard"/>
      <text:p text:style-name="P4">Poursuite de la réflexion.</text:p>
      <text:p text:style-name="P4">Création d'un mockup pour les écrans accueil, nouvelle partie, tutoriel,règles, jouer, options, crédits.</text:p>
      <text:p text:style-name="P4">Création d'un<text:span text:style-name="T8">e </text:span><text:bookmark-start text:name="__DdeLink__140_1654088426"/><text:span text:style-name="T8">maquette</text:span><text:bookmark-end text:name="__DdeLink__140_1654088426"/> plus élaboré<text:span text:style-name="T8">e</text:span> pour l'écran d'accueil.</text:p>
      <text:p text:style-name="P5">Ajout d'une interface joueur avec les classes AiPlayer et ControlledPlayer.</text:p>
      <text:p text:style-name="P6">Création des coordonnées et états de cellules.</text:p>
      <text:p text:style-name="P7">Ajout des cellules, pions, <text:span text:style-name="T2">grille</text:span> et javadoc.</text:p>
      <text:p text:style-name="P7"/>
      <text:p text:style-name="P8">Création / réflexion d'un tutoriel visant à permettre au joueur à apprendre le jeu. Cette maquette de tutoriel est pour l'instant dans un fichier texte. <text:s/>Il restera à le mettre en place.</text:p>
      <text:p text:style-name="P8"/>
      <text:p text:style-name="P9">Ajout d'attributs à la grille. </text:p>
      <text:p text:style-name="Standard"/>
      <text:p text:style-name="P9">Ajout de Local Avalam Game (le jeu), un listener pour sa souris et une GUI associée.</text:p>
      <text:p text:style-name="P10">Ajout d'un type énumération pour l'état des pages <text:span text:style-name="T3">afin de pouvoir</text:span> les créer plus simplement. </text:p>
      <text:p text:style-name="P14"/>
      <text:p text:style-name="P10">Vendredi 13 Mai</text:p>
      <text:p text:style-name="P10"/>
      <text:p text:style-name="P10">Changé la fonction play pour retourner une action plutôt qu'une coordonnée. </text:p>
      <text:p text:style-name="P11">Poursuite du travail sur l'IA aléatoire. <text:span text:style-name="T4">Fin.</text:span></text:p>
      <text:p text:style-name="P12">Début du travail sur l'IA facile. <text:span text:style-name="T11">Elle évite les trop mauvais coups.</text:span></text:p>
      <text:p text:style-name="P13">Création d'un parser de niveaux (pour générer les grilles. <text:span text:style-name="T5">L'Avalam utilise une grille particulière, mais nos programmes de tests et le tutoriel pourront en utiliser d'autres, par exemple plus réduites</text:span>).</text:p>
      <text:p text:style-name="P15">Début de la création <text:span text:style-name="T6">(affichage)</text:span> de la GUI.</text:p>
      <text:p text:style-name="P15"/>
      <text:p text:style-name="P29">La page d'accueil charge et s'affiche sans problème. Pas encore de redimensionnement possible.</text:p>
      <text:p text:style-name="P29"/>
      <text:p text:style-name="P30">Préparation à l'audit IHM.</text:p>
      <text:p text:style-name="P24"/>
      <text:p text:style-name="P17">Samedi 14 Mai</text:p>
      <text:p text:style-name="P50">Aujourd'hui, <text:span text:style-name="T21">pas de nouveau commit.</text:span></text:p>
      <text:p text:style-name="P50"/>
      <text:p text:style-name="P63">On a montré à des joueurs la page d'accueil et les maquettes d'interfaces.</text:p>
      <text:p text:style-name="P63">Version papier, 9 testeurs, environ 5min : </text:p>
      <text:p text:style-name="P63">4 d'environ 80 ans </text:p>
      <text:p text:style-name="P63">3 d'environ 50 ans </text:p>
      <text:p text:style-name="P63">2 d'environ 20 ans </text:p>
      <text:p text:style-name="P63"/>
      <text:p text:style-name="P63">le principe du jeu semble clair, il faut toutefois insister sur </text:p>
      <text:p text:style-name="P63">1) la possiblité de déplacer les pions adverses (innovation peu commune du jeu) </text:p>
      <text:p text:style-name="P63">2) la possibilité de se déplacer en diagonale </text:p>
      <text:p text:style-name="P63">drag'n'drop VS clic (déjà discuté) </text:p>
      <text:p text:style-name="P63">l'interface papier semble plaire </text:p>
      <text:p text:style-name="P16"/>
      <text:p text:style-name="P16">Dimanche 15 Mai</text:p>
      <text:p text:style-name="P18"><text:soft-page-break/>Ajout des premiers tests unitaires. Cellule, IA. Les get<text:span text:style-name="T7">ter</text:span> ne sont pas testés car c'est un test trivial et une perte de temps.</text:p>
      <text:p text:style-name="P19">Maquette plus élaborée pour l'éran de Lancement de partie.</text:p>
      <text:p text:style-name="P20">Les fonctions PlayATurn et ControlledPlayer.play() sont supposées terminées. <text:span text:style-name="T9">Il reste à les tester.</text:span></text:p>
      <text:p text:style-name="P23"/>
      <text:p text:style-name="P17">Lundi 16 Mai</text:p>
      <text:p text:style-name="P50">Aujourd'hui, <text:span text:style-name="T21">pas de nouveau commit.</text:span></text:p>
      <text:p text:style-name="Standard"/>
      <text:p text:style-name="P1">Mardi 17 <text:span text:style-name="T1">Mai</text:span></text:p>
      <text:p text:style-name="P21">Ajout du plein écran et du mode fenêtré. </text:p>
      <text:p text:style-name="P22">La fenêtre ne se redimensionne pas encore correctement pour le moment, car les boutons ne se redimensionnement pas ni ne se déplacent.</text:p>
      <text:p text:style-name="P25">Création de l'IA moyenne. <text:span text:style-name="T10">Elle vise les bons coups et utilise un MiniMax.</text:span></text:p>
      <text:p text:style-name="P25"/>
      <text:p text:style-name="P27">Essai de jeu entre deux IA de difficulté moyenne. <text:span text:style-name="T13">Pas encore de test unitaire.</text:span></text:p>
      <text:p text:style-name="P26">Ajout de l'affichage de fin de partie. <text:span text:style-name="T12">Classe. Elle affiche le vainqueur.</text:span></text:p>
      <text:p text:style-name="P28">Poursuite des essais pour redimensionner l'image.</text:p>
      <text:p text:style-name="P28">Préparation à l'audit IHM.</text:p>
      <text:p text:style-name="P28"/>
      <text:p text:style-name="P31">Ajout d'une IA qui annule un coup, pour pouvoir <text:span text:style-name="T14">tester la fonction annuler/defaire</text:span>.</text:p>
      <text:p text:style-name="P31"/>
      <text:p text:style-name="P31"/>
      <text:p text:style-name="P33">Mercredi 18</text:p>
      <text:p text:style-name="P34">Final Screen fonctionnel mais pas encore affiché correctement. Ajout de obuton de retour et des images dessus.</text:p>
      <text:p text:style-name="P34"/>
      <text:p text:style-name="P34">AI facile fonctionnant <text:span text:style-name="T15">correctement (mais trop forte)</text:span>.</text:p>
      <text:p text:style-name="P31"/>
      <text:p text:style-name="P36">Ecran NewGame commencé. Plein écran fonctionnel.</text:p>
      <text:p text:style-name="P36">On a un problème avec windows, des cases restricteds changent de couleur (et apparaissent en pions) quand on les survole.</text:p>
      <text:p text:style-name="P36">Première maquette des crédits.</text:p>
      <text:p text:style-name="P36"/>
      <text:p text:style-name="P37">Affichage de la grille dans l'écran de fin de partie.</text:p>
      <text:p text:style-name="P31"/>
      <text:p text:style-name="P37">On corrige des manquements de l'IA qui ne considère pas certains cas extrêmes.</text:p>
      <text:p text:style-name="P37"/>
      <text:p text:style-name="P38">On peut désormais faire jouer les joueurs. La gui n'est pas parfaite mais on pourra l'améliorer plus tard.</text:p>
      <text:p text:style-name="P31"/>
      <text:p text:style-name="P31"/>
      <text:p text:style-name="P31"/>
      <text:p text:style-name="P33">Jeudi 19</text:p>
      <text:p text:style-name="P32">On va appeler annuler/refaire pour raisons de standard car c'est le nom utilisé partout en français.</text:p>
      <text:p text:style-name="P35">On a vaincu l'IA facile pour la première fois (9 essais par des joueurs. Il va falloir la trucider).</text:p>
      <text:p text:style-name="P35"/>
      <text:p text:style-name="P39">Ajout des boutons undo/redo, la fonction <text:span text:style-name="T16">f</text:span>onction<text:span text:style-name="T17">ne</text:span>. </text:p>
      <text:p text:style-name="P41">Si on joue contre l'ia, les undo et redo annulent le coup de l'ia et celui du joueur.</text:p>
      <text:p text:style-name="P41"/>
      <text:p text:style-name="P40">Correct<text:span text:style-name="T18">ions</text:span> de défauts dans <text:span text:style-name="T18">le niveau de jeu.</text:span></text:p>
      <text:p text:style-name="P40"/>
      <text:p text:style-name="P42">L'ia facile est réelle, on a également conservé l'ancienne version renommée Skynet.</text:p>
      <text:p text:style-name="P42"><text:soft-page-break/></text:p>
      <text:p text:style-name="P42">L'écran des options est complété, on ne peut pas encore changer les options.</text:p>
      <text:p text:style-name="P42">Problème d'affichage avec windows corrigé. On affiche un halo sur les tours sélectionnées pour connaître les coups que l'on peut jouer.</text:p>
      <text:p text:style-name="P42"/>
      <text:p text:style-name="P42">Ajout d'un gestionnaire multilangues, pour la localisation du jeu. <text:span text:style-name="T19">Parseur xml.</text:span></text:p>
      <text:p text:style-name="P44">Ajout d'un gestionnaire de thèmes, pour la décoration.</text:p>
      <text:p text:style-name="P42"/>
      <text:p text:style-name="P43">L'écran NewGame permet de sélectionner entre IA et joueurs, mais l'affichage n'est pas encore fait.</text:p>
      <text:p text:style-name="P43"/>
      <text:p text:style-name="P45">Nouveaux fichiers graphiques.</text:p>
      <text:p text:style-name="P45"/>
      <text:p text:style-name="P46">Vendredi 20</text:p>
      <text:p text:style-name="P46"/>
      <text:p text:style-name="P46">Lancer partie personnalisée fonctionne. </text:p>
      <text:p text:style-name="P46">Le parseur de fichiers permet de charger des niveaux.</text:p>
      <text:p text:style-name="P46">Création d'un « thème » test alternatif.</text:p>
      <text:p text:style-name="P46"/>
      <text:p text:style-name="P47">Visite du professeur, </text:p>
      <text:p text:style-name="P47">« <text:span text:style-name="T20">Granulaliser les images vitraux. Drag&amp;Drop souhaité. Dur de lire les chiffres sur les jetons noirs. »</text:span></text:p>
      <text:p text:style-name="P47"/>
      <text:p text:style-name="P47">« <text:span text:style-name="T20">On ne sait pas où joue l'ia, super agaçant »</text:span></text:p>
      <text:p text:style-name="P42"/>
      <text:p text:style-name="P42"/>
      <text:p text:style-name="P49">Samedi 21</text:p>
      <text:p text:style-name="P50">Aujourd'hui, pas de nouveau commit.</text:p>
      <text:p text:style-name="P64"/>
      <text:p text:style-name="P64">On a fait jouer le jeu à plusieurs personnes.</text:p>
      <text:p text:style-name="P64">Première ébauche jouable, 3 personnes, entre 5 et 10 minutes : </text:p>
      <text:p text:style-name="P64">1 d'environ 20 ans </text:p>
      <text:p text:style-name="P64">2 d'environ 50 ans </text:p>
      <text:p text:style-name="P64"/>
      <text:p text:style-name="P64">les chiffres des pions noirs sont peu visibles (changé depuis) </text:p>
      <text:p text:style-name="P64"><text:span text:style-name="T28">L</text:span>'IA facile bat tout le monde (nerf depuis) </text:p>
      <text:p text:style-name="P64">le jeu se joue vite et propose un bon challenge, s'il y a des animations elles devront se jouer vite pour ne pas ralentir le début de partie </text:p>
      <text:p text:style-name="P64">l'écran d'accueil, couleurs un peu vives mais élégant (changé depuis) </text:p>
      <text:p text:style-name="P64">une suggestion de coup serait en effet appréciée pour pouvoir s'améliorer rapidement </text:p>
      <text:p text:style-name="P64">musique à activer et pas l'inverse (se détendre rapidement au travail sans alerter tout l'open space si on a pas coupé le son) </text:p>
      <text:p text:style-name="P64">bouton recommencer après victoire/défaite ? </text:p>
      <text:p text:style-name="P64">tuto pas indispensable car règles simples, serait juste un ajout "sympa"</text:p>
      <text:p text:style-name="P48"/>
      <text:p text:style-name="P49">Dimanche 22</text:p>
      <text:p text:style-name="P50">Aujourd'hui, <text:span text:style-name="T21">pas de nouveau commit.</text:span></text:p>
      <text:p text:style-name="P48"/>
      <text:p text:style-name="P48"/>
      <text:p text:style-name="P48">Lundi 23</text:p>
      <text:p text:style-name="P48"/>
      <text:p text:style-name="P51">Création de l'écran Règles, qui est basé sur l'écran de Crédits et est modifié pour remplacer le texte des crédits par les règles du jeu.</text:p>
      <text:p text:style-name="P51"><text:soft-page-break/>Création de l'écran Sauvegarde. <text:span text:style-name="T22">On réalise les fonctions nécessaires. Les sauvegardes seront identifiées par leur emplacement et leur date.</text:span></text:p>
      <text:p text:style-name="P52">Appuyer sur la touche échap appelle la fonction Appel.</text:p>
      <text:p text:style-name="P48"/>
      <text:p text:style-name="P54">On modifie le placement des boutons pour s'adapter aux écrans 1920*1080 (on était en 1280*720)</text:p>
      <text:p text:style-name="P48"/>
      <text:p text:style-name="P56">Sauvegarde fonctionnelle, on veut encore ajouter quelques informations au fichier de sauvegarde, comme le nombre de tours joués (les coups sont déjà enregistrés donc on la connaît indirectement, mais on préférerait la noter directement).</text:p>
      <text:p text:style-name="P56"/>
      <text:p text:style-name="P57">CallResize <text:span text:style-name="T23">a été ajoutée à tous les écrans. Il permet de modifier le format des images lorsqu'on modifie les dimensions de la fenêtre du programme Avalam.</text:span></text:p>
      <text:p text:style-name="P48"/>
      <text:p text:style-name="P48"/>
      <text:p text:style-name="P53">Mardi 24</text:p>
      <text:p text:style-name="P62"/>
      <text:p text:style-name="P69">Traduction des textes (pas des boutons) en anglais, ajout de la localisation. </text:p>
      <text:p text:style-name="P55">Fin du travail sur la sauvegarde <text:span text:style-name="T24">des parties</text:span>.</text:p>
      <text:p text:style-name="P58">Début du travail sur le chargement des parties.</text:p>
      <text:p text:style-name="P58"/>
      <text:p text:style-name="P59"><text:span text:style-name="T26">L'</text:span>IA difficile fonctionnelle <text:span text:style-name="T26">a été</text:span> ajoutée, <text:span text:style-name="T27">nous</text:span> cherch<text:span text:style-name="T27">ons</text:span> à la rendre encore plus forte mais on commence à manquer de pistes. Le créateur d'Avalam, dans un article, parle bien de stratégies pour mieux jouer au jeu, mais il se trouve que nous les avions déjà implémentées.</text:p>
      <text:p text:style-name="P59"/>
      <text:p text:style-name="P59"/>
      <text:p text:style-name="P60">Mercredi 25</text:p>
      <text:p text:style-name="P65">Correction de <text:span text:style-name="T26">l'IA</text:span> difficile qui avait des souics de performances et de problèmes de chargement qui ne fonctionnaient pas avec les emplacements vides.</text:p>
      <text:p text:style-name="P60"/>
      <text:p text:style-name="P60"/>
      <text:p text:style-name="P59"/>
      <text:p text:style-name="P60">Jeudi 26</text:p>
      <text:p text:style-name="P66">Ajout de la gestion des couleurs, avec les ressources associées. On peut choisir sa couleur de pion.</text:p>
      <text:p text:style-name="P67">Optimisation de l'ia difficile, </text:p>
      <text:p text:style-name="P67">Redimensionnement correct de <text:span text:style-name="T25">l'écran de règles.</text:span></text:p>
      <text:p text:style-name="P68">Ajout d'une fonction de pause (et relance).</text:p>
      <text:p text:style-name="P60"/>
      <text:p text:style-name="P60">Vendredi 27</text:p>
      <text:p text:style-name="P70"><text:span text:style-name="T26">L'IA</text:span> moyenne avait un risque de crash si elle ne trouvait aucun coup à jouer, ce qui est désormais résolu.</text:p>
      <text:p text:style-name="P73"><text:span text:style-name="T26">L'IA</text:span> difficile est renforcée car on a amélioré les performances du programme, ce qui nous autorise à la laisser chercher plus longtemps une liste des coups efficaces.</text:p>
      <text:p text:style-name="P72">On a commencé à travailler sur les indices, ce qui permet de conseiller un coup au joueur le désirant. On s'est demandé quelle ia devrait aider le joueur, et en sommes venus à l'idée d'adapter le conseil à <text:span text:style-name="T26">l'IA</text:span> affrontée par le joueur.</text:p>
      <text:p text:style-name="P71">On a ensuite attaqué la réalisation de cette fonction.</text:p>
      <text:p text:style-name="P61"/>
      <text:p text:style-name="P61"/>
      <text:p text:style-name="P63">Lundi 30</text:p>
      <text:p text:style-name="P63"/>
      <text:p text:style-name="P77">On fait tester <text:span text:style-name="T26">l'IA</text:span> difficile à un joueur qui a déjà affronté les autres ia.</text:p>
      <text:p text:style-name="P74"><text:span text:style-name="T26">Il propose : </text:span>Le bouton mute devrait changer d'icône si on a coupé la musique.</text:p>
      <text:p text:style-name="P76"><text:soft-page-break/>Il conseille d'installer la stratégie de Monte-Carlo à l'IA en début de partie.</text:p>
      <text:p text:style-name="P74"/>
      <text:p text:style-name="P80">Une fois le alpha-beta complétement fonctionnel, nous entreprenons d'ajouter la stratégie de Monte-Carlo au fonctionnement de l'IA difficile.</text:p>
      <text:p text:style-name="P75">Le bouton annuler ne traîne plus à l'exécution, l<text:span text:style-name="T30">es</text:span> écran<text:span text:style-name="T30">s</text:span> <text:span text:style-name="T30">se redimensionnent sans traîner désormais</text:span>.</text:p>
      <text:p text:style-name="P75"/>
      <text:p text:style-name="P75"/>
      <text:p text:style-name="P78">Mardi 31</text:p>
      <text:p text:style-name="P79"/>
      <text:p text:style-name="P78">Il est demandé à notre compositeur musique de reprendre son travail, le rock-métal progressif alternatif hardcore mélodique n'étant finalement pas adapté à notre public cible. <text:span text:style-name="T29">Une musique plus douce et discrète serait, pensons-nous, plus juste.</text:span></text:p>
      <text:p text:style-name="P78"/>
      <text:p text:style-name="P78"/>
      <text:p text:style-name="P83">Mercredi 01 </text:p>
      <text:p text:style-name="P83"/>
      <text:p text:style-name="P82">Si la partie est finie et qu'on remonte pour reprendre la partie, il faut appuyer sur play. Pas intuitif selon le prof. <text:span text:style-name="T31">Aussi ça inverse la main (l'autre joueur prend la main, donc ça saute un jour).</text:span></text:p>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evallo </meta:initial-creator>
    <meta:creation-date>2016-05-17T10:50:25.382969224</meta:creation-date>
    <dc:date>2016-06-01T15:56:33.403993845</dc:date>
    <dc:creator>chevallo </dc:creator>
    <meta:editing-duration>PT20H2M3S</meta:editing-duration>
    <meta:editing-cycles>120</meta:editing-cycles>
    <meta:generator>LibreOffice/4.2.8.2$Linux_X86_64 LibreOffice_project/420m0$Build-2</meta:generator>
    <meta:document-statistic meta:table-count="0" meta:image-count="0" meta:object-count="0" meta:page-count="5" meta:paragraph-count="129" meta:word-count="1451" meta:character-count="8913" meta:non-whitespace-character-count="7561"/>
  </office:meta>
</office:document-meta>
</file>